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1B4E00AEF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0.896cm" style:rel-column-width="508*"/>
    </style:style>
    <style:style style:name="Table1.B" style:family="table-column">
      <style:table-column-properties style:column-width="7.064cm" style:rel-column-width="4005*"/>
    </style:style>
    <style:style style:name="Table1.C" style:family="table-column">
      <style:table-column-properties style:column-width="3.14cm" style:rel-column-width="1780*"/>
    </style:style>
    <style:style style:name="Table1.D" style:family="table-column">
      <style:table-column-properties style:column-width="4.821cm" style:rel-column-width="2733*"/>
    </style:style>
    <style:style style:name="Table1.A1" style:family="table-cell">
      <style:table-cell-properties style:writing-mode="page"/>
    </style:style>
    <style:style style:name="P1" style:family="paragraph" style:parent-style-name="Header" style:list-style-name="">
      <style:paragraph-properties fo:margin-left="0.762cm" fo:text-align="center" style:justify-single-word="false" fo:text-indent="0cm" style:auto-text-indent="false"/>
      <style:text-properties officeooo:paragraph-rsid="00048caf"/>
    </style:style>
    <style:style style:name="P2" style:family="paragraph" style:parent-style-name="Header" style:list-style-name="">
      <style:paragraph-properties fo:margin-left="0.762cm" fo:text-align="center" style:justify-single-word="false" fo:text-indent="0cm" style:auto-text-indent="false"/>
      <style:text-properties fo:font-size="16pt" officeooo:paragraph-rsid="00048caf" style:font-size-asian="16pt" style:font-size-complex="16pt"/>
    </style:style>
    <style:style style:name="P3" style:family="paragraph" style:parent-style-name="Contents_20_1">
      <style:paragraph-properties>
        <style:tab-stops>
          <style:tab-stop style:position="0.776cm"/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.552cm"/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color="#0f4761" loext:opacity="100%" style:font-name="Aptos Display" fo:font-size="20pt" style:font-name-asian="F" style:font-size-asian="20pt" style:font-name-complex="F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6" style:family="paragraph" style:parent-style-name="Heading_20_1" style:list-style-name="WWNum2">
      <style:paragraph-properties fo:margin-top="0cm" fo:margin-bottom="0.141cm" style:contextual-spacing="false" fo:break-before="page"/>
      <style:text-properties officeooo:paragraph-rsid="00048caf"/>
    </style:style>
    <style:style style:name="P7" style:family="paragraph" style:parent-style-name="Standard">
      <style:paragraph-properties fo:margin-top="0cm" fo:margin-bottom="0.141cm" style:contextual-spacing="false"/>
      <style:text-properties officeooo:rsid="00048caf" officeooo:paragraph-rsid="00048caf"/>
    </style:style>
    <style:style style:name="P8" style:family="paragraph" style:parent-style-name="Heading_20_1">
      <style:paragraph-properties fo:break-before="page"/>
      <style:text-properties officeooo:paragraph-rsid="0004e94f"/>
    </style:style>
    <style:style style:name="P9" style:family="paragraph" style:parent-style-name="Heading_20_2">
      <style:text-properties officeooo:paragraph-rsid="0005a47d"/>
    </style:style>
    <style:style style:name="P10" style:family="paragraph" style:parent-style-name="Standard">
      <style:text-properties officeooo:rsid="0005a47d" officeooo:paragraph-rsid="0005a47d"/>
    </style:style>
    <style:style style:name="P11" style:family="paragraph" style:parent-style-name="Heading_20_2">
      <style:text-properties officeooo:rsid="0005a47d" officeooo:paragraph-rsid="0005a47d"/>
    </style:style>
    <style:style style:name="P12" style:family="paragraph" style:parent-style-name="Standard">
      <style:text-properties officeooo:paragraph-rsid="0005e7f0"/>
    </style:style>
    <style:style style:name="P13" style:family="paragraph" style:parent-style-name="Heading_20_2">
      <style:paragraph-properties fo:break-before="page"/>
      <style:text-properties officeooo:rsid="0005e7f0" officeooo:paragraph-rsid="0005e7f0"/>
    </style:style>
    <style:style style:name="P14" style:family="paragraph" style:parent-style-name="Standard">
      <style:text-properties officeooo:rsid="0005e7f0" officeooo:paragraph-rsid="000877e4"/>
    </style:style>
    <style:style style:name="P15" style:family="paragraph" style:parent-style-name="Heading_20_2">
      <style:text-properties officeooo:rsid="0005e7f0" officeooo:paragraph-rsid="0005e7f0"/>
    </style:style>
    <style:style style:name="P16" style:family="paragraph" style:parent-style-name="Standard">
      <style:text-properties officeooo:rsid="0005e7f0" officeooo:paragraph-rsid="0005e7f0"/>
    </style:style>
    <style:style style:name="P17" style:family="paragraph" style:parent-style-name="Heading_20_1">
      <style:paragraph-properties fo:break-before="page"/>
      <style:text-properties officeooo:rsid="00079e6b" officeooo:paragraph-rsid="00079e6b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9e6b" officeooo:paragraph-rsid="00079e6b" style:font-weight-asian="bold" style:font-weight-complex="bold"/>
    </style:style>
    <style:style style:name="P19" style:family="paragraph" style:parent-style-name="Table_20_Contents">
      <style:text-properties officeooo:rsid="00079e6b" officeooo:paragraph-rsid="00079e6b"/>
    </style:style>
    <style:style style:name="P20" style:family="paragraph" style:parent-style-name="Table_20_Contents">
      <style:paragraph-properties fo:text-align="center" style:justify-single-word="false"/>
      <style:text-properties officeooo:rsid="00079e6b" officeooo:paragraph-rsid="00079e6b"/>
    </style:style>
    <style:style style:name="P21" style:family="paragraph" style:parent-style-name="Table_20_Contents">
      <style:text-properties officeooo:rsid="000877e4" officeooo:paragraph-rsid="000877e4"/>
    </style:style>
    <style:style style:name="P22" style:family="paragraph" style:parent-style-name="Table_20_Contents">
      <style:text-properties officeooo:rsid="000c173f" officeooo:paragraph-rsid="000c173f"/>
    </style:style>
    <style:style style:name="P23" style:family="paragraph" style:parent-style-name="Table_20_Contents">
      <style:text-properties officeooo:rsid="00079e6b" officeooo:paragraph-rsid="000c173f"/>
    </style:style>
    <style:style style:name="P24" style:family="paragraph" style:parent-style-name="Table_20_Contents">
      <style:text-properties officeooo:rsid="000877e4" officeooo:paragraph-rsid="000c173f"/>
    </style:style>
    <style:style style:name="P25" style:family="paragraph" style:parent-style-name="Standard">
      <style:text-properties officeooo:paragraph-rsid="00079e6b"/>
    </style:style>
    <style:style style:name="P26" style:family="paragraph" style:parent-style-name="Standard">
      <style:paragraph-properties fo:break-before="page"/>
      <style:text-properties officeooo:paragraph-rsid="00079e6b"/>
    </style:style>
    <style:style style:name="P27" style:family="paragraph" style:parent-style-name="Heading_20_1">
      <style:paragraph-properties fo:margin-top="0cm" fo:margin-bottom="0.141cm" style:contextual-spacing="false" fo:break-before="page"/>
    </style:style>
    <style:style style:name="T1" style:family="text">
      <style:text-properties fo:font-size="18pt" fo:language="de" fo:country="DE" style:font-size-asian="18pt" style:font-size-complex="18pt"/>
    </style:style>
    <style:style style:name="T2" style:family="text">
      <style:text-properties fo:font-size="18pt" fo:language="de" fo:country="DE" officeooo:rsid="000877e4" style:font-size-asian="18pt" style:font-size-complex="18pt"/>
    </style:style>
    <style:style style:name="T3" style:family="text">
      <style:text-properties fo:font-size="18pt" fo:language="de" fo:country="DE" officeooo:rsid="00048caf" style:font-size-asian="18pt" style:font-size-complex="18pt"/>
    </style:style>
    <style:style style:name="T4" style:family="text">
      <style:text-properties fo:language="de" fo:country="DE" officeooo:rsid="00048caf"/>
    </style:style>
    <style:style style:name="T5" style:family="text">
      <style:text-properties fo:color="#0f4761" loext:opacity="100%" style:font-name="Aptos Display" fo:font-size="20pt" style:font-name-asian="F" style:font-size-asian="20pt" style:font-name-complex="F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officeooo:rsid="00048caf"/>
    </style:style>
    <style:style style:name="T7" style:family="text">
      <style:text-properties officeooo:rsid="000877e4"/>
    </style:style>
    <style:style style:name="T8" style:family="text">
      <style:text-properties officeooo:rsid="0004e94f"/>
    </style:style>
    <style:style style:name="T9" style:family="text">
      <style:text-properties officeooo:rsid="0005a47d"/>
    </style:style>
    <style:style style:name="T10" style:family="text">
      <style:text-properties officeooo:rsid="0005e7f0"/>
    </style:style>
    <style:style style:name="T11" style:family="text">
      <style:text-properties officeooo:rsid="000c17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2">Nutzwertanalyse</text:span><text:span text:style-name="T3"> Projekt</text:span></text:p>
      <text:p text:style-name="P1" loext:marker-style-name="T1"><text:span text:style-name="T3">–</text:span></text:p>
      <text:p text:style-name="P2"><text:span text:style-name="T4">Konfiguration IT-gestützer Infratstruktur</text:span></text:p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3"><text:a xlink:type="simple" xlink:href="#__RefHeading___Toc502_1161155005" text:style-name="Index_20_Link" text:visited-style-name="Index_20_Link">1.<text:tab/>Anforderungen<text:tab/>2</text:a></text:p>
          <text:p text:style-name="P3"><text:a xlink:type="simple" xlink:href="#__RefHeading___Toc508_1161155005" text:style-name="Index_20_Link" text:visited-style-name="Index_20_Link">2<text:tab/>Zielsetzung<text:tab/>3</text:a></text:p>
          <text:p text:style-name="P4"><text:a xlink:type="simple" xlink:href="#__RefHeading___Toc642_1043383139" text:style-name="Index_20_Link" text:visited-style-name="Index_20_Link">2.1<text:tab/>Benutzerfreundlichkeit<text:tab/>3</text:a></text:p>
          <text:p text:style-name="P4"><text:a xlink:type="simple" xlink:href="#__RefHeading___Toc644_1043383139" text:style-name="Index_20_Link" text:visited-style-name="Index_20_Link">2.2<text:tab/>DSVGO<text:tab/>3</text:a></text:p>
          <text:p text:style-name="P4"><text:a xlink:type="simple" xlink:href="#__RefHeading___Toc646_1043383139" text:style-name="Index_20_Link" text:visited-style-name="Index_20_Link">2.3<text:tab/>Effizienzsteigerung<text:tab/>3</text:a></text:p>
          <text:p text:style-name="P4"><text:a xlink:type="simple" xlink:href="#__RefHeading___Toc648_1043383139" text:style-name="Index_20_Link" text:visited-style-name="Index_20_Link">2.4<text:tab/>Hohe Datensicherheit<text:tab/>3</text:a></text:p>
          <text:p text:style-name="P4"><text:a xlink:type="simple" xlink:href="#__RefHeading___Toc650_1043383139" text:style-name="Index_20_Link" text:visited-style-name="Index_20_Link">2.5<text:tab/>Kollaborative Arbeitsumgebung<text:tab/>3</text:a></text:p>
          <text:p text:style-name="P4"><text:a xlink:type="simple" xlink:href="#__RefHeading___Toc652_1043383139" text:style-name="Index_20_Link" text:visited-style-name="Index_20_Link">2.6<text:tab/>Kosten<text:tab/>4</text:a></text:p>
          <text:p text:style-name="P4"><text:a xlink:type="simple" xlink:href="#__RefHeading___Toc654_1043383139" text:style-name="Index_20_Link" text:visited-style-name="Index_20_Link">2.7<text:tab/>Migration<text:tab/>4</text:a></text:p>
          <text:p text:style-name="P4"><text:a xlink:type="simple" xlink:href="#__RefHeading___Toc656_1043383139" text:style-name="Index_20_Link" text:visited-style-name="Index_20_Link">2.8<text:tab/>Skalierbarkeit<text:tab/>4</text:a></text:p>
          <text:p text:style-name="P4"><text:a xlink:type="simple" xlink:href="#__RefHeading___Toc658_1043383139" text:style-name="Index_20_Link" text:visited-style-name="Index_20_Link">2.9<text:tab/>Support<text:tab/>4</text:a></text:p>
          <text:p text:style-name="P3"><text:a xlink:type="simple" xlink:href="#__RefHeading___Toc660_1043383139" text:style-name="Index_20_Link" text:visited-style-name="Index_20_Link">3<text:tab/>Gewichtungen<text:tab/>5</text:a></text:p>
        </text:index-body>
      </text:table-of-content>
      <text:p text:style-name="P5" loext:marker-style-name="T5"/>
      <text:list text:style-name="WWNum2">
        <text:list-item>
          <text:h text:style-name="P6" text:outline-level="1"><text:bookmark-start text:name="__RefHeading___Toc502_1161155005"/><text:bookmark-start text:name="_Toc187422966"/><text:span text:style-name="T6">A</text:span><text:bookmark-end text:name="_Toc187422966"/><text:span text:style-name="T6">nforderungen</text:span><text:bookmark-end text:name="__RefHeading___Toc502_1161155005"/></text:h>
        </text:list-item>
      </text:list>
      <text:p text:style-name="P7">Ein kleines Planungsbüro mit 10 Mitarbeitern benötigt eine neue IT-gestütze Infrastruktur. Dazu sollen mehrere <text:span text:style-name="T7">Lösungen</text:span> erstellt und anhand einer , zur Ermittlung der besten Hard-und Softwareoptionen, ausgewertet werden.</text:p>
      <text:p text:style-name="P7">Die Mitarbeitenden des Planungsbüros bearbeiten in projektspezifischen Kleingruppen Aufträge aus der verarbeitenden Industrie. Schwerpunkt dabei ist die bedarfsorientierte Wartung von Fertigungsmaschinen. Im Planungsbür<text:span text:style-name="T8">o</text:span> müssen daher viele Informationen zu Fertigungsmaschinen, dem Wartungsbedarf und Dienstleistern für die Wartungen zusammengeführt werden.</text:p>
      <text:p text:style-name="P7">Die bisherige papierbasierte Dokumentation der Projekte soll in mehreren Schritten neu strukturiert werden.</text:p>
      <text:h text:style-name="P8" text:outline-level="1"><text:bookmark-start text:name="__RefHeading___Toc508_1161155005"/><text:span text:style-name="T8">Zielsetzung</text:span><text:bookmark-end text:name="__RefHeading___Toc508_1161155005"/></text:h>
      <text:h text:style-name="P9" text:outline-level="2"><text:bookmark-start text:name="__RefHeading___Toc642_1043383139"/>Benutzerfreundlichkeit<text:bookmark-end text:name="__RefHeading___Toc642_1043383139"/></text:h>
      <text:p text:style-name="P10">Das IT-System muss ohne große technische Vorkenntnisse bedienbar und verständlich sein.</text:p>
      <text:h text:style-name="P11" text:outline-level="2"><text:bookmark-start text:name="__RefHeading___Toc644_1043383139"/>DSVGO<text:bookmark-end text:name="__RefHeading___Toc644_1043383139"/></text:h>
      <text:p text:style-name="P10">Die personenbezogenen Daten von Nutzern müssen in Konform mit der DSVGO behandelt und dementsprechend mit besonderer Vorsicht verarbeitet werden.</text:p>
      <text:h text:style-name="P11" text:outline-level="2"><text:bookmark-start text:name="__RefHeading___Toc646_1043383139"/>Effizienzsteigerung<text:bookmark-end text:name="__RefHeading___Toc646_1043383139"/></text:h>
      <text:p text:style-name="P10">Die Verfügbarkeit von Dokumenten und Unterlagen erhöhen, sowie die Dokumentation von Projekten unterstützen.</text:p>
      <text:h text:style-name="P11" text:outline-level="2"><text:bookmark-start text:name="__RefHeading___Toc648_1043383139"/>Hohe Datensicherheit<text:bookmark-end text:name="__RefHeading___Toc648_1043383139"/></text:h>
      <text:p text:style-name="P10">Die Dokumente und Unterlagen müssen verschlüsselt abgesichert werden. Dafür ist ein Zugriffskonzept zu erstellen. Des weiteren müssen regelmäßige Backups erstellt werden.</text:p>
      <text:h text:style-name="P11" text:outline-level="2"><text:bookmark-start text:name="__RefHeading___Toc650_1043383139"/>Kollaborative Arbeitsumgebung<text:bookmark-end text:name="__RefHeading___Toc650_1043383139"/></text:h>
      <text:p text:style-name="P12"><text:span text:style-name="T9">Den Mitarbeitern </text:span><text:span text:style-name="T10">muss</text:span><text:span text:style-name="T9"> eine virtuelle Teamarbeit ermöglicht werden ohne die eigene Arbeitsumgebung </text:span><text:span text:style-name="T10">oder die </text:span><text:span text:style-name="T9">Privatsphäre einzuschränken.</text:span></text:p>
      <text:h text:style-name="P13" text:outline-level="2"><text:bookmark-start text:name="__RefHeading___Toc652_1043383139"/>Kosten<text:bookmark-end text:name="__RefHeading___Toc652_1043383139"/></text:h>
      <text:p text:style-name="P14">Die IT- Infrast<text:span text:style-name="T7">r</text:span>uktur mit der preiswertesten Lösung muss bevorzugt werden.</text:p>
      <text:h text:style-name="P15" text:outline-level="2"><text:bookmark-start text:name="__RefHeading___Toc654_1043383139"/>Migration<text:bookmark-end text:name="__RefHeading___Toc654_1043383139"/></text:h>
      <text:p text:style-name="P16">Der Aufwand des Wechsels der Systeme in die neue IT-Infrast<text:span text:style-name="T7">r</text:span>uktur muss so einfach wie möglich erfolgen.</text:p>
      <text:h text:style-name="P15" text:outline-level="2"><text:bookmark-start text:name="__RefHeading___Toc656_1043383139"/>Skalierbarkeit<text:bookmark-end text:name="__RefHeading___Toc656_1043383139"/></text:h>
      <text:p text:style-name="P16">Die IT-Infrastruktur muss im Falle eines Wachstums des Unternehmens einfach zu erweitern sein.</text:p>
      <text:h text:style-name="P15" text:outline-level="2"><text:bookmark-start text:name="__RefHeading___Toc658_1043383139"/>Support<text:bookmark-end text:name="__RefHeading___Toc658_1043383139"/></text:h>
      <text:p text:style-name="P16">Die IT-Infrastruktur muss eine schnelle Fehlerbehebung sowie Hard- und Software Unterstützung bereitstellen.</text:p>
      <text:h text:style-name="P17" text:outline-level="1"><text:bookmark-start text:name="__RefHeading___Toc660_1043383139"/>Gewichtungen<text:bookmark-end text:name="__RefHeading___Toc660_104338313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Pos</text:p>
          </table:table-cell>
          <table:table-cell table:style-name="Table1.A1" office:value-type="string">
            <text:p text:style-name="P18">Bewertungskriterien</text:p>
          </table:table-cell>
          <table:table-cell table:style-name="Table1.A1" office:value-type="string">
            <text:p text:style-name="P18">Gewichtung [%]</text:p>
          </table:table-cell>
          <table:table-cell table:style-name="Table1.A1" office:value-type="string">
            <text:p text:style-name="P18">Begründung</text:p>
          </table:table-cell>
        </table:table-row>
        <table:table-row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Datensicherheit</text:p>
          </table:table-cell>
          <table:table-cell table:style-name="Table1.A1" office:value-type="string">
            <text:p text:style-name="P20">20%</text:p>
          </table:table-cell>
          <table:table-cell table:style-name="Table1.A1" office:value-type="string">
            <text:p text:style-name="P19">Ein Datenleck kann den finanziellen Ruin eines Unternehmens bedeuten, daher steht dieses Kriterium an oberster Stelle.</text:p>
          </table:table-cell>
        </table:table-row>
        <table:table-row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Laufende Kosten</text:p>
          </table:table-cell>
          <table:table-cell table:style-name="Table1.A1" office:value-type="string">
            <text:p text:style-name="P20">15%</text:p>
          </table:table-cell>
          <table:table-cell table:style-name="Table1.A1" office:value-type="string">
            <text:p text:style-name="P19">Um die laufenden Kosten nicht unnötig in die Höhe zu treiben, muss die IT-Infrastruktur preiswert im Betrieb sein.</text:p>
          </table:table-cell>
        </table:table-row>
        <table:table-row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Anschaffungskosten</text:p>
          </table:table-cell>
          <table:table-cell table:style-name="Table1.A1" office:value-type="string">
            <text:p text:style-name="P20">10%</text:p>
          </table:table-cell>
          <table:table-cell table:style-name="Table1.A1" office:value-type="string">
            <text:p text:style-name="P19">Die IT-Infrast<text:span text:style-name="T7">r</text:span>uktur muss den Anforderungen gerecht werde<text:span text:style-name="T7">n und zugleich preiswert sein.</text:span></text:p>
          </table:table-cell>
        </table:table-row>
        <table:table-row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Erweiterbarkeit/Skalierbarkeit</text:p>
          </table:table-cell>
          <table:table-cell table:style-name="Table1.A1" office:value-type="string">
            <text:p text:style-name="P20">10%</text:p>
          </table:table-cell>
          <table:table-cell table:style-name="Table1.A1" office:value-type="string">
            <text:p text:style-name="P19">Im Fall einer Unternehmensvergrößerung muss die IT-Infrastruktur entsprechend mitwachsen können.</text:p>
          </table:table-cell>
        </table:table-row>
        <table:table-row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19">Homeoffice Unterstüzung</text:p>
          </table:table-cell>
          <table:table-cell table:style-name="Table1.A1" office:value-type="string">
            <text:p text:style-name="P20">10%</text:p>
          </table:table-cell>
          <table:table-cell table:style-name="Table1.A1" office:value-type="string">
            <text:p text:style-name="P21">Da viele Mitarbeiter von zu Hause aus arbeiten muss eine Homeoffice Lösung eingerichtet werden.</text:p>
          </table:table-cell>
        </table:table-row>
        <table:table-row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19">Softwarekompabilität</text:p>
          </table:table-cell>
          <table:table-cell table:style-name="Table1.A1" office:value-type="string">
            <text:p text:style-name="P20">10%</text:p>
          </table:table-cell>
          <table:table-cell table:style-name="Table1.A1" office:value-type="string">
            <text:p text:style-name="P22">Es muss Wert darauf gelegt werden, dass die IT-Infrastruktur leicht für Mitarbeiter zu handhaben ist.</text:p>
          </table:table-cell>
        </table:table-row>
        <table:table-row>
          <table:table-cell table:style-name="Table1.A1" office:value-type="string">
            <text:p text:style-name="P19">7</text:p>
          </table:table-cell>
          <table:table-cell table:style-name="Table1.A1" office:value-type="string">
            <text:p text:style-name="P19">Support &amp; Garantie</text:p>
          </table:table-cell>
          <table:table-cell table:style-name="Table1.A1" office:value-type="string">
            <text:p text:style-name="P20">10%</text:p>
          </table:table-cell>
          <table:table-cell table:style-name="Table1.A1" office:value-type="string">
            <text:p text:style-name="P21">Da das Unternehmen keinen Mitarbeiter zur <text:soft-page-break/>Wartung und Pflege der IT-Infrastruktur beschäftigen möchte, muss diese als Dienstleistung bereitgestellt werden.</text:p>
          </table:table-cell>
        </table:table-row>
        <table:table-row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19">Verfügbarkeit</text:p>
          </table:table-cell>
          <table:table-cell table:style-name="Table1.A1" office:value-type="string">
            <text:p text:style-name="P20">10%</text:p>
          </table:table-cell>
          <table:table-cell table:style-name="Table1.A1" office:value-type="string">
            <text:p text:style-name="P21">Da Mitarbeiter zu verschiedenen Uhrzeiten am Tag arbeiten muss die IT-Infrastruktur mit geringer Ausfallzeit verfügbar sein.</text:p>
          </table:table-cell>
        </table:table-row>
        <table:table-row>
          <table:table-cell table:style-name="Table1.A1" office:value-type="string">
            <text:p text:style-name="P19">9</text:p>
          </table:table-cell>
          <table:table-cell table:style-name="Table1.A1" office:value-type="string">
            <text:p text:style-name="P23">Softwarekompa<text:span text:style-name="T11">ti</text:span>bilität</text:p>
          </table:table-cell>
          <table:table-cell table:style-name="Table1.A1" office:value-type="string">
            <text:p text:style-name="P20">5%</text:p>
          </table:table-cell>
          <table:table-cell table:style-name="Table1.A1" office:value-type="string">
            <text:p text:style-name="P24">Da bisherige Prozesse, wie die Kontaktaufnahme mit Kunden oder die Erstellung von Rechnung bereits digital erfolgt, muss bereits vorhandene Software nahtlos mit der IT-Infrastruktur funktionieren.</text:p>
          </table:table-cell>
        </table:table-row>
      </table:table>
      <text:p text:style-name="P25"/>
      <text:p text:style-name="P26"/>
      <text:h text:style-name="P27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D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D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ptos" fo:font-family="Aptos" style:font-family-generic="roman" style:font-pitch="variable" fo:font-size="11pt" fo:language="de" fo:country="DE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font-size="16pt" fo:language="en" fo:country="US" style:letter-kerning="false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>
      <style:text-properties fo:language="de" fo:country="DE"/>
    </style:style>
    <style:style style:name="Footer_20_Char" style:display-name="Footer Char" style:family="text" style:parent-style-name="Default_20_Paragraph_20_Font" loext:linked-style-name="Footer">
      <style:text-properties fo:language="de" fo:country="D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Aptos" fo:font-family="Aptos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Aptos" fo:font-family="Aptos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family-generic="roman" style:font-pitch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text-properties officeooo:paragraph-rsid="00048caf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officeooo:rsid="00048caf" officeooo:paragraph-rsid="00048caf"/>
    </style:style>
    <style:style style:name="MT1" style:family="text">
      <style:text-properties officeooo:rsid="000877e4"/>
    </style:style>
    <style:style style:name="MT2" style:family="text">
      <style:text-properties officeooo:rsid="00048caf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5" text:anchor-type="as-char" svg:width="1.39cm" svg:height="1.349cm" draw:z-index="6"><draw:image xlink:href="Pictures/10000001000001C1000001B4E00AEF3A.png" xlink:type="simple" xlink:show="embed" xlink:actuate="onLoad" draw:mime-type="image/png"/><svg:desc>A logo of a company

Description automatically generated</svg:desc></draw:frame><text:tab/><text:span text:style-name="MT1">Nutzwertanalyse</text:span><text:span text:style-name="MT2"> Projekt</text:span><text:tab/></text:p>
        <text:p text:style-name="Header"/>
      </style:header>
      <style:header-first>
        <text:p text:style-name="Header"><draw:frame draw:style-name="Mfr1" draw:name="Image2" text:anchor-type="as-char" svg:width="1.39cm" svg:height="1.349cm" draw:z-index="7"><draw:image xlink:href="Pictures/10000001000001C1000001B4E00AEF3A.png" xlink:type="simple" xlink:show="embed" xlink:actuate="onLoad" draw:mime-type="image/png"/><svg:desc>A logo of a company

Description automatically generated</svg:desc></draw:frame><text:tab/><text:span text:style-name="MT1">Nutzwertanalyse Projekt</text:span><text:tab/>05.06.2025</text:p>
      </style:header-first>
      <style:footer>
        <text:p text:style-name="MP2"/>
        <text:p text:style-name="MP2"><text:span text:style-name="MT2">Nicolas, Noah, Silvan, Patrik</text:span><text:tab/><text:tab/><text:page-number text:select-page="current">8</text:page-number></text:p>
        <text:p text:style-name="Footer"/>
      </style:footer>
      <style:footer-first>
        <text:p text:style-name="MP3">Nicolas, Noah, Silvan, Patrik</text:p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42:00</meta:creation-date>
    <meta:initial-creator>von_-53a2.23_E1FI3</meta:initial-creator>
    <dc:language>en-US</dc:language>
    <meta:print-date>2025-06-05T08:53:39</meta:print-date>
    <dc:date>2025-06-28T00:34:09.652588898</dc:date>
    <meta:editing-cycles>10</meta:editing-cycles>
    <meta:editing-duration>PT22M11S</meta:editing-duration>
    <meta:generator>LibreOffice/24.8.7.2$Linux_X86_64 LibreOffice_project/f4f281f562fb585d46b0af5755dfe1eb6adc047f</meta:generator>
    <meta:document-statistic meta:table-count="1" meta:image-count="2" meta:object-count="0" meta:page-count="8" meta:paragraph-count="85" meta:word-count="476" meta:character-count="3687" meta:non-whitespace-character-count="3304"/>
    <meta:user-defined meta:name="AppVersion">15.0000</meta:user-defined>
    <meta:user-defined meta:name="ContentTypeId">0x01010031095A1360410949AF777B9345F908CC</meta:user-defined>
    <meta:template xlink:type="simple" xlink:actuate="onRequest" xlink:title="Normal.dotm" xlink:href=""/>
  </office:meta>
</office:document-meta>
</file>